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background-color="#666666"/>
      <style:text-properties fo:color="#ffffff" fo:font-weight="bold" style:font-weight-asian="bold" style:font-weight-complex="bold"/>
      <style:map style:condition="cell-content()=1" style:apply-style-name="Untitled1" style:base-cell-address="Sheet1.E1"/>
    </style:style>
    <style:style style:name="ce4" style:family="table-cell" style:parent-style-name="Default">
      <style:map style:condition="cell-content()=1" style:apply-style-name="Untitled1" style:base-cell-address="Sheet1.E1"/>
    </style:style>
    <style:style style:name="ce5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3" office:value-type="string">
            <text:p>hasRange</text:p>
          </table:table-cell>
          <table:table-cell table:style-name="ce3" office:value-type="string">
            <text:p>calib</text:p>
          </table:table-cell>
          <table:table-cell table:number-columns-repeated="4"/>
        </table:table-row>
        <table:table-row table:style-name="ro1">
          <table:table-cell office:value-type="string">
            <text:p>precipSeconds</text:p>
          </table:table-cell>
          <table:table-cell table:style-name="ce2" office:value-type="float" office:value="86400">
            <text:p>8.640E+04</text:p>
          </table:table-cell>
          <table:table-cell table:style-name="ce2" office:value-type="float" office:value="86400">
            <text:p>8.640E+04</text:p>
          </table:table-cell>
          <table:table-cell table:style-name="ce2" office:value-type="float" office:value="86400">
            <text:p>8.640E+04</text:p>
          </table:table-cell>
          <table:table-cell table:formula="of:=OR([.D2]&lt;&gt;[.B2];[.C2]&lt;&gt;[.B2])" office:value-type="boolean" office:boolean-value="false">
            <text:p>FALSE</text:p>
          </table:table-cell>
          <table:table-cell table:formula="of:=[.B2]" office:value-type="float" office:value="86400">
            <text:p>8.64E+004</text:p>
          </table:table-cell>
          <table:table-cell table:number-columns-repeated="4"/>
        </table:table-row>
        <table:table-row table:style-name="ro1">
          <table:table-cell office:value-type="string">
            <text:p>a0</text:p>
          </table:table-cell>
          <table:table-cell table:style-name="ce2" table:formula="of:=2/(92.6*3.6*1.29) /10" office:value-type="float" office:value="0.000465079072743948">
            <text:p>4.651E-04</text:p>
          </table:table-cell>
          <table:table-cell table:style-name="ce2" table:formula="of:=[.B3]/10" office:value-type="float" office:value="0.0000465079072743948">
            <text:p>4.651E-05</text:p>
          </table:table-cell>
          <table:table-cell table:style-name="ce2" table:formula="of:=[.B3]*10" office:value-type="float" office:value="0.00465079072743948">
            <text:p>4.651E-03</text:p>
          </table:table-cell>
          <table:table-cell table:formula="of:=OR([.D3]&lt;&gt;[.B3];[.C3]&lt;&gt;[.B3])" office:value-type="boolean" office:boolean-value="true">
            <text:p>TRUE</text:p>
          </table:table-cell>
          <table:table-cell office:value-type="float" office:value="0.002">
            <text:p>0.002</text:p>
          </table:table-cell>
          <table:table-cell table:number-columns-repeated="4"/>
        </table:table-row>
        <table:table-row table:style-name="ro1">
          <table:table-cell office:value-type="string">
            <text:p>a1</text:p>
          </table:table-cell>
          <table:table-cell table:style-name="ce2" table:formula="of:=1.6/(92.6*3.6*1.29) /10" office:value-type="float" office:value="0.000372063258195158">
            <text:p>3.721E-04</text:p>
          </table:table-cell>
          <table:table-cell table:style-name="ce2" table:formula="of:=[.B4]/10" office:value-type="float" office:value="0.0000372063258195158">
            <text:p>3.721E-05</text:p>
          </table:table-cell>
          <table:table-cell table:style-name="ce2" table:formula="of:=[.B4]*5" office:value-type="float" office:value="0.00186031629097579">
            <text:p>1.860E-03</text:p>
          </table:table-cell>
          <table:table-cell table:formula="of:=OR([.D4]&lt;&gt;[.B4];[.C4]&lt;&gt;[.B4])" office:value-type="boolean" office:boolean-value="true">
            <text:p>TRUE</text:p>
          </table:table-cell>
          <table:table-cell office:value-type="float" office:value="0.0008">
            <text:p>0.0008</text:p>
          </table:table-cell>
          <table:table-cell table:number-columns-repeated="4"/>
        </table:table-row>
        <table:table-row table:style-name="ro1">
          <table:table-cell office:value-type="string">
            <text:p>kSatSnow</text:p>
          </table:table-cell>
          <table:table-cell table:style-name="ce2" table:formula="of:=0.02/3600" office:value-type="float" office:value="0.00000555555555555556">
            <text:p>5.556E-06</text:p>
          </table:table-cell>
          <table:table-cell table:style-name="ce2" table:formula="of:=[.B5]/10" office:value-type="float" office:value="0.000000555555555555556">
            <text:p>5.556E-07</text:p>
          </table:table-cell>
          <table:table-cell table:style-name="ce2" table:formula="of:=[.B5]*10" office:value-type="float" office:value="0.0000555555555555556">
            <text:p>5.556E-05</text:p>
          </table:table-cell>
          <table:table-cell table:formula="of:=OR([.D5]&lt;&gt;[.B5];[.C5]&lt;&gt;[.B5])" office:value-type="boolean" office:boolean-value="true">
            <text:p>TRUE</text:p>
          </table:table-cell>
          <table:table-cell table:style-name="ce5" office:value-type="float" office:value="0.00004">
            <text:p>4.00E-005</text:p>
          </table:table-cell>
          <table:table-cell table:number-columns-repeated="4"/>
        </table:table-row>
        <table:table-row table:style-name="ro1">
          <table:table-cell office:value-type="string">
            <text:p>densDrySnow</text:p>
          </table:table-cell>
          <table:table-cell table:style-name="ce2" office:value-type="float" office:value="450">
            <text:p>4.500E+02</text:p>
          </table:table-cell>
          <table:table-cell table:style-name="ce2" office:value-type="float" office:value="450">
            <text:p>4.500E+02</text:p>
          </table:table-cell>
          <table:table-cell table:style-name="ce2" office:value-type="float" office:value="450">
            <text:p>4.500E+02</text:p>
          </table:table-cell>
          <table:table-cell table:formula="of:=OR([.D6]&lt;&gt;[.B6];[.C6]&lt;&gt;[.B6])" office:value-type="boolean" office:boolean-value="false">
            <text:p>FALSE</text:p>
          </table:table-cell>
          <table:table-cell table:formula="of:=[.B6]" office:value-type="float" office:value="450">
            <text:p>4.50E+002</text:p>
          </table:table-cell>
          <table:table-cell table:number-columns-repeated="4"/>
        </table:table-row>
        <table:table-row table:style-name="ro1">
          <table:table-cell office:value-type="string">
            <text:p>specCapRet</text:p>
          </table:table-cell>
          <table:table-cell table:style-name="ce2" office:value-type="float" office:value="0.05">
            <text:p>5.000E-02</text:p>
          </table:table-cell>
          <table:table-cell table:style-name="ce2" office:value-type="float" office:value="0.05">
            <text:p>5.000E-02</text:p>
          </table:table-cell>
          <table:table-cell table:style-name="ce2" office:value-type="float" office:value="0.05">
            <text:p>5.000E-02</text:p>
          </table:table-cell>
          <table:table-cell table:formula="of:=OR([.D7]&lt;&gt;[.B7];[.C7]&lt;&gt;[.B7])" office:value-type="boolean" office:boolean-value="false">
            <text:p>FALSE</text:p>
          </table:table-cell>
          <table:table-cell table:formula="of:=[.B7]" office:value-type="float" office:value="0.05">
            <text:p>5.00E-002</text:p>
          </table:table-cell>
          <table:table-cell table:number-columns-repeated="4"/>
        </table:table-row>
        <table:table-row table:style-name="ro1">
          <table:table-cell office:value-type="string">
            <text:p>emissivitySnowMin</text:p>
          </table:table-cell>
          <table:table-cell table:style-name="ce2" office:value-type="float" office:value="0.82">
            <text:p>8.200E-01</text:p>
          </table:table-cell>
          <table:table-cell table:style-name="ce2" office:value-type="float" office:value="0.8">
            <text:p>8.000E-01</text:p>
          </table:table-cell>
          <table:table-cell table:style-name="ce2" office:value-type="float" office:value="0.85">
            <text:p>8.500E-01</text:p>
          </table:table-cell>
          <table:table-cell table:formula="of:=OR([.D8]&lt;&gt;[.B8];[.C8]&lt;&gt;[.B8])" office:value-type="boolean" office:boolean-value="true">
            <text:p>TRUE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string">
            <text:p>emissivitySnowMax</text:p>
          </table:table-cell>
          <table:table-cell table:style-name="ce2" office:value-type="float" office:value="0.99">
            <text:p>9.900E-01</text:p>
          </table:table-cell>
          <table:table-cell table:style-name="ce2" office:value-type="float" office:value="0.99">
            <text:p>9.900E-01</text:p>
          </table:table-cell>
          <table:table-cell table:style-name="ce2" office:value-type="float" office:value="0.99">
            <text:p>9.900E-01</text:p>
          </table:table-cell>
          <table:table-cell table:formula="of:=OR([.D9]&lt;&gt;[.B9];[.C9]&lt;&gt;[.B9])" office:value-type="boolean" office:boolean-value="false">
            <text:p>FALSE</text:p>
          </table:table-cell>
          <table:table-cell office:value-type="float" office:value="0.99">
            <text:p>0.99</text:p>
          </table:table-cell>
          <table:table-cell table:number-columns-repeated="4"/>
        </table:table-row>
        <table:table-row table:style-name="ro1">
          <table:table-cell office:value-type="string">
            <text:p>tempAir_crit</text:p>
          </table:table-cell>
          <table:table-cell table:style-name="ce2" office:value-type="float" office:value="0">
            <text:p>0.000E+00</text:p>
          </table:table-cell>
          <table:table-cell table:style-name="ce2" office:value-type="float" office:value="-0.5">
            <text:p>-5.000E-01</text:p>
          </table:table-cell>
          <table:table-cell table:style-name="ce2" office:value-type="float" office:value="0.5">
            <text:p>5.000E-01</text:p>
          </table:table-cell>
          <table:table-cell table:formula="of:=OR([.D10]&lt;&gt;[.B10];[.C10]&lt;&gt;[.B10])" office:value-type="boolean" office:boolean-value="true">
            <text:p>TRU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string">
            <text:p>albedoMin</text:p>
          </table:table-cell>
          <table:table-cell table:style-name="ce2" office:value-type="float" office:value="0.4">
            <text:p>4.000E-01</text:p>
          </table:table-cell>
          <table:table-cell table:style-name="ce2" office:value-type="float" office:value="0.35">
            <text:p>3.500E-01</text:p>
          </table:table-cell>
          <table:table-cell table:style-name="ce2" office:value-type="float" office:value="0.6">
            <text:p>6.000E-01</text:p>
          </table:table-cell>
          <table:table-cell table:formula="of:=OR([.D11]&lt;&gt;[.B11];[.C11]&lt;&gt;[.B11])" office:value-type="boolean" office:boolean-value="true">
            <text:p>TRUE</text:p>
          </table:table-cell>
          <table:table-cell office:value-type="float" office:value="0.55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albedoMax</text:p>
          </table:table-cell>
          <table:table-cell table:style-name="ce2" office:value-type="float" office:value="0.85">
            <text:p>8.500E-01</text:p>
          </table:table-cell>
          <table:table-cell table:style-name="ce2" office:value-type="float" office:value="0.8">
            <text:p>8.000E-01</text:p>
          </table:table-cell>
          <table:table-cell table:style-name="ce2" office:value-type="float" office:value="0.9">
            <text:p>9.000E-01</text:p>
          </table:table-cell>
          <table:table-cell table:formula="of:=OR([.D12]&lt;&gt;[.B12];[.C12]&lt;&gt;[.B12])" office:value-type="boolean" office:boolean-value="true">
            <text:p>TRUE</text:p>
          </table:table-cell>
          <table:table-cell office:value-type="float" office:value="0.88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agingRate_tAirPos</text:p>
          </table:table-cell>
          <table:table-cell table:style-name="ce2" table:formula="of:=-0.12/86400* LN(0.85-0.4)" office:value-type="float" office:value="0.00000110903846696913">
            <text:p>1.109E-06</text:p>
          </table:table-cell>
          <table:table-cell table:style-name="ce2" table:formula="of:=-0.12/86400* LN(0.85-0.4)" office:value-type="float" office:value="0.00000110903846696913">
            <text:p>1.109E-06</text:p>
          </table:table-cell>
          <table:table-cell table:style-name="ce2" table:formula="of:=-0.12/86400* LN(0.85-0.4)" office:value-type="float" office:value="0.00000110903846696913">
            <text:p>1.109E-06</text:p>
          </table:table-cell>
          <table:table-cell table:formula="of:=OR([.D13]&lt;&gt;[.B13];[.C13]&lt;&gt;[.B13])" office:value-type="boolean" office:boolean-value="false">
            <text:p>FALSE</text:p>
          </table:table-cell>
          <table:table-cell table:formula="of:=[.B13]" office:value-type="float" office:value="0.00000110903846696913">
            <text:p>1.11E-006</text:p>
          </table:table-cell>
          <table:table-cell table:number-columns-repeated="4"/>
        </table:table-row>
        <table:table-row table:style-name="ro1">
          <table:table-cell office:value-type="string">
            <text:p>agingRate_tAirNeg</text:p>
          </table:table-cell>
          <table:table-cell table:style-name="ce2" table:formula="of:=-0.05/86400* LN(0.85-0.4)" office:value-type="float" office:value="0.000000462099361237136">
            <text:p>4.621E-07</text:p>
          </table:table-cell>
          <table:table-cell table:style-name="ce2" table:formula="of:=-0.05/86400* LN(0.85-0.4)" office:value-type="float" office:value="0.000000462099361237136">
            <text:p>4.621E-07</text:p>
          </table:table-cell>
          <table:table-cell table:style-name="ce2" table:formula="of:=-0.05/86400* LN(0.85-0.4)" office:value-type="float" office:value="0.000000462099361237136">
            <text:p>4.621E-07</text:p>
          </table:table-cell>
          <table:table-cell table:formula="of:=OR([.D14]&lt;&gt;[.B14];[.C14]&lt;&gt;[.B14])" office:value-type="boolean" office:boolean-value="false">
            <text:p>FALSE</text:p>
          </table:table-cell>
          <table:table-cell table:formula="of:=[.B14]" office:value-type="float" office:value="0.000000462099361237136">
            <text:p>4.62E-007</text:p>
          </table:table-cell>
          <table:table-cell table:number-columns-repeated="2"/>
          <table:table-cell table:style-name="ce1"/>
          <table:table-cell table:style-name="ce3"/>
        </table:table-row>
        <table:table-row table:style-name="ro1">
          <table:table-cell office:value-type="string">
            <text:p>soilDepth</text:p>
          </table:table-cell>
          <table:table-cell table:style-name="ce2" office:value-type="float" office:value="0.1">
            <text:p>1.000E-01</text:p>
          </table:table-cell>
          <table:table-cell table:style-name="ce2" office:value-type="float" office:value="0.1">
            <text:p>1.000E-01</text:p>
          </table:table-cell>
          <table:table-cell table:style-name="ce2" office:value-type="float" office:value="0.1">
            <text:p>1.000E-01</text:p>
          </table:table-cell>
          <table:table-cell table:formula="of:=OR([.D15]&lt;&gt;[.B15];[.C15]&lt;&gt;[.B15])" office:value-type="boolean" office:boolean-value="false">
            <text:p>FALSE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string">
            <text:p>soilDens</text:p>
          </table:table-cell>
          <table:table-cell table:style-name="ce2" table:formula="of:=0.6*1500+0.4*1000" office:value-type="float" office:value="1300">
            <text:p>1.300E+03</text:p>
          </table:table-cell>
          <table:table-cell table:style-name="ce2" table:formula="of:=0.6*1500+0.4*1000" office:value-type="float" office:value="1300">
            <text:p>1.300E+03</text:p>
          </table:table-cell>
          <table:table-cell table:style-name="ce2" table:formula="of:=0.6*1500+0.4*1000" office:value-type="float" office:value="1300">
            <text:p>1.300E+03</text:p>
          </table:table-cell>
          <table:table-cell table:formula="of:=OR([.D16]&lt;&gt;[.B16];[.C16]&lt;&gt;[.B16])" office:value-type="boolean" office:boolean-value="false">
            <text:p>FALSE</text:p>
          </table:table-cell>
          <table:table-cell table:formula="of:=[.B16]" office:value-type="float" office:value="1300">
            <text:p>1.30E+003</text:p>
          </table:table-cell>
          <table:table-cell table:number-columns-repeated="4"/>
        </table:table-row>
        <table:table-row table:style-name="ro1">
          <table:table-cell office:value-type="string">
            <text:p>soilSpecHeat</text:p>
          </table:table-cell>
          <table:table-cell table:style-name="ce2" table:formula="of:=0.6*0.85+0.4*4.18" office:value-type="float" office:value="2.182">
            <text:p>2.182E+00</text:p>
          </table:table-cell>
          <table:table-cell table:style-name="ce2" table:formula="of:=0.6*0.85+0.4*4.18" office:value-type="float" office:value="2.182">
            <text:p>2.182E+00</text:p>
          </table:table-cell>
          <table:table-cell table:style-name="ce2" table:formula="of:=0.6*0.85+0.4*4.18" office:value-type="float" office:value="2.182">
            <text:p>2.182E+00</text:p>
          </table:table-cell>
          <table:table-cell table:formula="of:=OR([.D17]&lt;&gt;[.B17];[.C17]&lt;&gt;[.B17])" office:value-type="boolean" office:boolean-value="false">
            <text:p>FALSE</text:p>
          </table:table-cell>
          <table:table-cell table:formula="of:=[.B17]" office:value-type="float" office:value="2.182">
            <text:p>2.18E+000</text:p>
          </table:table-cell>
          <table:table-cell table:number-columns-repeated="4"/>
        </table:table-row>
        <table:table-row table:style-name="ro1">
          <table:table-cell office:value-type="string">
            <text:p>weightAirTemp</text:p>
          </table:table-cell>
          <table:table-cell table:style-name="ce2" office:value-type="float" office:value="0.3">
            <text:p>3.000E-01</text:p>
          </table:table-cell>
          <table:table-cell table:style-name="ce2" office:value-type="float" office:value="0.2">
            <text:p>2.000E-01</text:p>
          </table:table-cell>
          <table:table-cell table:style-name="ce2" office:value-type="float" office:value="0.7">
            <text:p>7.000E-01</text:p>
          </table:table-cell>
          <table:table-cell table:formula="of:=OR([.D18]&lt;&gt;[.B18];[.C18]&lt;&gt;[.B18])" office:value-type="boolean" office:boolean-value="true">
            <text:p>TRUE</text:p>
          </table:table-cell>
          <table:table-cell office:value-type="float" office:value="0.35">
            <text:p>0.35</text:p>
          </table:table-cell>
          <table:table-cell table:number-columns-repeated="3"/>
          <table:table-cell table:style-name="ce5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number:number-style style:name="N118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5/26/2012</text:date>, <text:time>14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Kneis</meta:initial-creator>
    <meta:creation-date>2011-08-16T18:00:11</meta:creation-date>
    <meta:generator>OpenOffice.org/3.2$Linux OpenOffice.org_project/320m12$Build-9483</meta:generator>
    <dc:date>2012-05-26T14:07:11</dc:date>
    <dc:creator>David Kneis</dc:creator>
    <meta:editing-duration>PT08H53M58S</meta:editing-duration>
    <meta:editing-cycles>12</meta:editing-cycles>
    <meta:document-statistic meta:table-count="3" meta:cell-count="108" meta:object-count="0"/>
  </office:meta>
</office:document-meta>
</file>